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45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34.31mm"/>
    </style:style>
    <style:style style:name="co11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6" style:family="table-cell" style:parent-style-name="Default" style:data-style-name="N3">
      <style:text-properties fo:font-style="italic" style:font-style-asian="italic" style:font-style-complex="italic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fo:border-bottom="none" fo:border-left="0.74pt solid #000000" fo:border-right="none" fo:border-top="0.74pt solid #000000"/>
    </style:style>
    <style:style style:name="ce9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10" style:family="table-cell" style:parent-style-name="Default" style:data-style-name="N3">
      <style:table-cell-properties fo:border-bottom="none" fo:border-left="0.74pt solid #000000" fo:border-right="none" fo:border-top="none"/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3">
      <style:table-cell-properties fo:border-bottom="0.74pt solid #000000" fo:background-color="#3399ff" fo:border-left="0.74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3">
      <style:table-cell-properties fo:border-bottom="0.74pt solid #000000" fo:background-color="#3399ff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#3399ff" fo:border-left="none" fo:border-right="none" fo:border-top="none"/>
    </style:style>
    <style:style style:name="ce17" style:family="table-cell" style:parent-style-name="Default" style:data-style-name="N3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3">
      <style:text-properties fo:font-weight="bold" style:font-weight-asian="bold" style:font-weight-complex="bold"/>
    </style:style>
    <style:style style:name="ce19" style:family="table-cell" style:parent-style-name="Default" style:data-style-name="N1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3">
      <style:table-cell-properties fo:border-bottom="none" fo:background-color="#3399ff" style:text-align-source="fix" style:repeat-content="false" fo:border-left="none" fo:border-right="0.74pt solid #000000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3399ff"/>
    </style:style>
    <style:style style:name="ce26" style:family="table-cell" style:parent-style-name="Default" style:data-style-name="N3">
      <style:table-cell-properties fo:border-bottom="0.74pt solid #000000" fo:background-color="#3399ff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3300"/>
    </style:style>
    <style:style style:name="ce28" style:family="table-cell" style:parent-style-name="Default" style:data-style-name="N3">
      <style:table-cell-properties fo:background-color="#cc3300"/>
      <style:text-properties fo:font-style="italic" style:font-style-asian="italic" style:font-style-complex="italic"/>
    </style:style>
    <style:style style:name="ce29" style:family="table-cell" style:parent-style-name="Default" style:data-style-name="N3">
      <style:table-cell-properties fo:background-color="#cc33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 style:data-style-name="N3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10">
      <style:table-cell-properties fo:background-color="#cc3300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EUF_EU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row table:style-name="ro1">
          <table:table-cell table:number-columns-repeated="3"/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teigerungsfaktor pro Jahr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4/ Stufe 3</text:p>
          </table:table-cell>
          <table:table-cell table:style-name="ce6" office:value-type="float" office:value="75335.571480404" calcext:value-type="float">
            <text:p>75.336</text:p>
          </table:table-cell>
          <table:table-cell table:style-name="ce6" table:formula="of:=[.D3]*[.A4]" office:value-type="float" office:value="77093.0109395114" calcext:value-type="float">
            <text:p>77.093</text:p>
          </table:table-cell>
          <table:table-cell table:style-name="ce6" table:formula="of:=[.E3]*[.A4]" office:value-type="float" office:value="78891.4482087069" calcext:value-type="float">
            <text:p>78.891</text:p>
          </table:table-cell>
          <table:table-cell table:style-name="ce6" table:formula="of:=[.F3]*[.A4]" office:value-type="float" office:value="80731.8396910251" calcext:value-type="float">
            <text:p>80.732</text:p>
          </table:table-cell>
          <table:table-cell table:style-name="ce6" table:formula="of:=[.G3]*[.A4]" office:value-type="float" office:value="82615.1641006135" calcext:value-type="float">
            <text:p>82.615</text:p>
          </table:table-cell>
          <table:table-cell table:style-name="ce6" table:formula="of:=[.H3]*[.A4]" office:value-type="float" office:value="84542.4229832095" calcext:value-type="float">
            <text:p>84.542</text:p>
          </table:table-cell>
          <table:table-cell table:number-columns-repeated="3"/>
        </table:table-row>
        <table:table-row table:style-name="ro1">
          <table:table-cell table:style-name="ce2" table:formula="of:=65800/64300" office:value-type="float" office:value="1.02332814930016" calcext:value-type="float">
            <text:p>1,0233281493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3 / Stufe 3</text:p>
          </table:table-cell>
          <table:table-cell table:style-name="ce6" office:value-type="float" office:value="70513.2376018575" calcext:value-type="float">
            <text:p>70.513</text:p>
          </table:table-cell>
          <table:table-cell table:style-name="ce6" table:formula="of:=[.D4]*[.A4]" office:value-type="float" office:value="72158.180936271" calcext:value-type="float">
            <text:p>72.158</text:p>
          </table:table-cell>
          <table:table-cell table:style-name="ce6" table:formula="of:=[.E4]*[.A4]" office:value-type="float" office:value="73841.4977543799" calcext:value-type="float">
            <text:p>73.841</text:p>
          </table:table-cell>
          <table:table-cell table:style-name="ce6" table:formula="of:=[.F4]*[.A4]" office:value-type="float" office:value="75564.0832385412" calcext:value-type="float">
            <text:p>75.564</text:p>
          </table:table-cell>
          <table:table-cell table:style-name="ce6" table:formula="of:=[.G4]*[.A4]" office:value-type="float" office:value="77326.8534540593" calcext:value-type="float">
            <text:p>77.327</text:p>
          </table:table-cell>
          <table:table-cell table:style-name="ce6" table:formula="of:=[.H4]*[.A4]" office:value-type="float" office:value="79130.7458363468" calcext:value-type="float">
            <text:p>79.1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/Stunde</text:p>
          </table:table-cell>
          <table:table-cell office:value-type="string" calcext:value-type="string">
            <text:p>stud. Mitarbeiter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formula="of:=[.D5]*[.A4]" office:value-type="float" office:value="16.3732503888025" calcext:value-type="float">
            <text:p>16</text:p>
          </table:table-cell>
          <table:table-cell table:style-name="ce7" table:formula="of:=[.E5]*[.A4]" office:value-type="float" office:value="16.7552080184013" calcext:value-type="float">
            <text:p>17</text:p>
          </table:table-cell>
          <table:table-cell table:style-name="ce7" table:formula="of:=[.F5]*[.A4]" office:value-type="float" office:value="17.1460760126097" calcext:value-type="float">
            <text:p>17</text:p>
          </table:table-cell>
          <table:table-cell table:style-name="ce7" table:formula="of:=[.G5]*[.A4]" office:value-type="float" office:value="17.5460622337437" calcext:value-type="float">
            <text:p>18</text:p>
          </table:table-cell>
          <table:table-cell table:style-name="ce7" table:formula="of:=[.H5]*[.A4]" office:value-type="float" office:value="17.9553793931623" calcext:value-type="float">
            <text:p>18</text:p>
          </table:table-cell>
          <table:table-cell/>
          <table:table-cell table:style-name="ce3" office:value-type="string" calcext:value-type="string">
            <text:p>Summen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onate</text:p>
          </table:table-cell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number-columns-repeated="4"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3"/>
          <table:table-cell table:style-name="ce7" table:number-columns-repeated="6"/>
          <table:table-cell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Personalmittel</text:p>
          </table:table-cell>
          <table:table-cell table:number-columns-repeated="2"/>
          <table:table-cell table:style-name="ce7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Leitungsstelle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14/ Stufe 3</text:p>
          </table:table-cell>
          <table:table-cell table:style-name="ce8" table:formula="of:=[.$B$10]*[.D3]/12*[.D7]" office:value-type="float" office:value="37667.785740202" calcext:value-type="float">
            <text:p>37.668</text:p>
          </table:table-cell>
          <table:table-cell table:style-name="ce12" table:formula="of:=[.$B$10]*[.E3]/12*[.E7]" office:value-type="float" office:value="57819.7582046336" calcext:value-type="float">
            <text:p>57.820</text:p>
          </table:table-cell>
          <table:table-cell table:style-name="ce12" table:formula="of:=[.$B$10]*[.F3]/12*[.F7]" office:value-type="float" office:value="59168.5861565301" calcext:value-type="float">
            <text:p>59.169</text:p>
          </table:table-cell>
          <table:table-cell table:style-name="ce12" table:formula="of:=[.$B$10]*[.G3]/12*[.G7]" office:value-type="float" office:value="60548.8797682688" calcext:value-type="float">
            <text:p>60.549</text:p>
          </table:table-cell>
          <table:table-cell table:style-name="ce12" table:formula="of:=[.$B$10]*[.H3]/12*[.H7]" office:value-type="float" office:value="61961.3730754601" calcext:value-type="float">
            <text:p>61.961</text:p>
          </table:table-cell>
          <table:table-cell table:style-name="ce12" table:formula="of:=[.$B$10]*[.I3]/12*[.I7]" office:value-type="float" office:value="21135.6057458024" calcext:value-type="float">
            <text:p>21.136</text:p>
          </table:table-cell>
          <table:table-cell table:style-name="ce15"/>
          <table:table-cell table:style-name="ce17" table:formula="of:=SUM([.D10:.I10])" office:value-type="float" office:value="298301.988690897" calcext:value-type="float">
            <text:p>298.302</text:p>
          </table:table-cell>
          <table:table-cell table:style-name="ce21"/>
        </table:table-row>
        <table:table-row table:style-name="ro1">
          <table:table-cell office:value-type="string" calcext:value-type="string">
            <text:p>Doktorandenstell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13 / Stufe 3</text:p>
          </table:table-cell>
          <table:table-cell table:style-name="ce9" table:formula="of:=[.$B$11]*[.D4]/12*[.D7]" office:value-type="float" office:value="23504.4125339525" calcext:value-type="float">
            <text:p>23.504</text:p>
          </table:table-cell>
          <table:table-cell table:style-name="ce7" table:formula="of:=[.$B$11]*[.E4]/12*[.E7]" office:value-type="float" office:value="36079.0904681355" calcext:value-type="float">
            <text:p>36.079</text:p>
          </table:table-cell>
          <table:table-cell table:style-name="ce7" table:formula="of:=[.$B$11]*[.F4]/12*[.F7]" office:value-type="float" office:value="36920.74887719" calcext:value-type="float">
            <text:p>36.921</text:p>
          </table:table-cell>
          <table:table-cell table:style-name="ce7" table:formula="of:=[.$B$11]*[.G4]/12*[.G7]" office:value-type="float" office:value="37782.0416192706" calcext:value-type="float">
            <text:p>37.782</text:p>
          </table:table-cell>
          <table:table-cell table:style-name="ce7" table:formula="of:=[.$B$11]*[.H4]/12*[.H7]" office:value-type="float" office:value="38663.4267270296" calcext:value-type="float">
            <text:p>38.663</text:p>
          </table:table-cell>
          <table:table-cell table:style-name="ce7" table:formula="of:=[.$B$11]*[.I4]/12*[.I7]" office:value-type="float" office:value="13188.4576393911" calcext:value-type="float">
            <text:p>13.188</text:p>
          </table:table-cell>
          <table:table-cell/>
          <table:table-cell table:style-name="ce18" table:formula="of:=SUM([.D11:.I11])" office:value-type="float" office:value="186138.177864969" calcext:value-type="float">
            <text:p>186.138</text:p>
          </table:table-cell>
          <table:table-cell table:style-name="ce22"/>
        </table:table-row>
        <table:table-row table:style-name="ro1">
          <table:table-cell office:value-type="string" calcext:value-type="string">
            <text:p>stud. Mitarbeit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unden pro Monat</text:p>
          </table:table-cell>
          <table:table-cell table:style-name="ce10" table:formula="of:=[.D5]*[.D7]*[.$B$12]" office:value-type="float" office:value="10240" calcext:value-type="float">
            <text:p>10.240</text:p>
          </table:table-cell>
          <table:table-cell table:style-name="ce13" table:formula="of:=[.E5]*[.E7]*[.$B$12]" office:value-type="float" office:value="15718.3203732504" calcext:value-type="float">
            <text:p>15.718</text:p>
          </table:table-cell>
          <table:table-cell table:style-name="ce13" table:formula="of:=[.F5]*[.F7]*[.$B$12]" office:value-type="float" office:value="16084.9996976653" calcext:value-type="float">
            <text:p>16.085</text:p>
          </table:table-cell>
          <table:table-cell table:style-name="ce13" table:formula="of:=[.G5]*[.G7]*[.$B$12]" office:value-type="float" office:value="16460.2329721053" calcext:value-type="float">
            <text:p>16.460</text:p>
          </table:table-cell>
          <table:table-cell table:style-name="ce13" table:formula="of:=[.H5]*[.H7]*[.$B$12]" office:value-type="float" office:value="16844.219744394" calcext:value-type="float">
            <text:p>16.844</text:p>
          </table:table-cell>
          <table:table-cell table:style-name="ce13" table:formula="of:=[.I5]*[.I7]*[.$B$12]" office:value-type="float" office:value="5745.72140581194" calcext:value-type="float">
            <text:p>5.746</text:p>
          </table:table-cell>
          <table:table-cell/>
          <table:table-cell table:style-name="ce18" table:formula="of:=SUM([.D12:.I12])" office:value-type="float" office:value="81093.4941932269" calcext:value-type="float">
            <text:p>81.093</text:p>
          </table:table-cell>
          <table:table-cell table:style-name="ce22"/>
        </table:table-row>
        <table:table-row table:style-name="ro1">
          <table:table-cell office:value-type="string" calcext:value-type="string">
            <text:p>Overhead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20% auf WiMi-Stellen</text:p>
          </table:table-cell>
          <table:table-cell table:style-name="ce9" table:formula="of:=[.$B$13]*SUM([.D10:.D12])" office:value-type="float" office:value="14282.4396548309" calcext:value-type="float">
            <text:p>14.282</text:p>
          </table:table-cell>
          <table:table-cell table:style-name="ce7" table:formula="of:=[.$B$13]*SUM([.E10:.E12])" office:value-type="float" office:value="21923.4338092039" calcext:value-type="float">
            <text:p>21.923</text:p>
          </table:table-cell>
          <table:table-cell table:style-name="ce7" table:formula="of:=[.$B$13]*SUM([.F10:.F12])" office:value-type="float" office:value="22434.8669462771" calcext:value-type="float">
            <text:p>22.435</text:p>
          </table:table-cell>
          <table:table-cell table:style-name="ce7" table:formula="of:=[.$B$13]*SUM([.G10:.G12])" office:value-type="float" office:value="22958.2308719289" calcext:value-type="float">
            <text:p>22.958</text:p>
          </table:table-cell>
          <table:table-cell table:style-name="ce7" table:formula="of:=[.$B$13]*SUM([.H10:.H12])" office:value-type="float" office:value="23493.8039093768" calcext:value-type="float">
            <text:p>23.494</text:p>
          </table:table-cell>
          <table:table-cell table:style-name="ce7" table:formula="of:=[.$B$13]*SUM([.I10:.I12])" office:value-type="float" office:value="8013.95695820109" calcext:value-type="float">
            <text:p>8.014</text:p>
          </table:table-cell>
          <table:table-cell/>
          <table:table-cell table:style-name="ce18" table:formula="of:=SUM([.D13:.I13])" office:value-type="float" office:value="113106.732149819" calcext:value-type="float">
            <text:p>113.107</text:p>
          </table:table-cell>
          <table:table-cell table:style-name="ce23" office:value-type="string" calcext:value-type="string">
            <text:p>Personalmittel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7"/>
          <table:table-cell table:style-name="ce24" table:formula="of:=SUM([.K10:.K13])" office:value-type="float" office:value="678640.392898912" calcext:value-type="float">
            <text:p>678.640</text:p>
          </table:table-cell>
        </table:table-row>
        <table:table-row table:style-name="ro1">
          <table:table-cell table:style-name="ce3" office:value-type="string" calcext:value-type="string">
            <text:p>Reisemittel</text:p>
          </table:table-cell>
          <table:table-cell office:value-type="string" calcext:value-type="string">
            <text:p>pro Person</text:p>
          </table:table-cell>
          <table:table-cell office:value-type="string" calcext:value-type="string">
            <text:p>Personen</text:p>
          </table:table-cell>
          <table:table-cell table:style-name="ce9"/>
          <table:table-cell table:style-name="ce7" table:number-columns-repeated="5"/>
          <table:table-cell/>
          <table:table-cell table:style-name="ce18"/>
          <table:table-cell table:style-name="ce23"/>
        </table:table-row>
        <table:table-row table:style-name="ro1">
          <table:table-cell office:value-type="string" calcext:value-type="string">
            <text:p>Flensburg-Wuppertal + 1 Übernachtung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9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1" office:value-type="float" office:value="1000" calcext:value-type="float">
            <text:p>1.000</text:p>
          </table:table-cell>
          <table:table-cell/>
          <table:table-cell table:style-name="ce18" table:formula="of:=SUM([.D16:.I16])" office:value-type="float" office:value="11000" calcext:value-type="float">
            <text:p>11.000</text:p>
          </table:table-cell>
          <table:table-cell table:style-name="ce23"/>
        </table:table-row>
        <table:table-row table:style-name="ro1">
          <table:table-cell office:value-type="string" calcext:value-type="string">
            <text:p>Konferenz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style-name="ce9" table:formula="of:=[.$B$17]*[.$C$17]*0" office:value-type="float" office:value="0" calcext:value-type="float">
            <text:p>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0" office:value-type="float" office:value="0" calcext:value-type="float">
            <text:p>0</text:p>
          </table:table-cell>
          <table:table-cell/>
          <table:table-cell table:style-name="ce18" table:formula="of:=SUM([.D17:.I17])" office:value-type="float" office:value="6000" calcext:value-type="float">
            <text:p>6.000</text:p>
          </table:table-cell>
          <table:table-cell table:style-name="ce23"/>
        </table:table-row>
        <table:table-row table:style-name="ro1">
          <table:table-cell office:value-type="string" calcext:value-type="string">
            <text:p>Öffentl. Workshops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9" table:formula="of:=[.$B$18]*[.$C$18]*0" office:value-type="float" office:value="0" calcext:value-type="float">
            <text:p>0</text:p>
          </table:table-cell>
          <table:table-cell table:style-name="ce7" table:formula="of:=[.$B$18]*[.$C$18]*0" office:value-type="float" office:value="0" calcext:value-type="float">
            <text:p>0</text:p>
          </table:table-cell>
          <table:table-cell table:style-name="ce7" table:formula="of:=[.$B$18]*[.$C$18]*1" office:value-type="float" office:value="1000" calcext:value-type="float">
            <text:p>1.000</text:p>
          </table:table-cell>
          <table:table-cell table:style-name="ce7" table:formula="of:=[.$B$18]*[.$C$18]*1" office:value-type="float" office:value="1000" calcext:value-type="float">
            <text:p>1.000</text:p>
          </table:table-cell>
          <table:table-cell table:style-name="ce7" table:formula="of:=[.$B$18]*[.$C$18]*1" office:value-type="float" office:value="1000" calcext:value-type="float">
            <text:p>1.000</text:p>
          </table:table-cell>
          <table:table-cell table:style-name="ce7" table:formula="of:=[.$B$18]*[.$C$18]*0" office:value-type="float" office:value="0" calcext:value-type="float">
            <text:p>0</text:p>
          </table:table-cell>
          <table:table-cell/>
          <table:table-cell table:style-name="ce18" table:formula="of:=SUM([.D18:.I18])" office:value-type="float" office:value="3000" calcext:value-type="float">
            <text:p>3.000</text:p>
          </table:table-cell>
          <table:table-cell table:style-name="ce23" office:value-type="string" calcext:value-type="string">
            <text:p>Reisemittel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8"/>
          <table:table-cell table:style-name="ce24" table:formula="of:=SUM([.K16:.K18])" office:value-type="float" office:value="20000" calcext:value-type="float">
            <text:p>20.000</text:p>
          </table:table-cell>
        </table:table-row>
        <table:table-row table:style-name="ro1">
          <table:table-cell table:style-name="ce3" office:value-type="string" calcext:value-type="string">
            <text:p>Sachmittel</text:p>
          </table:table-cell>
          <table:table-cell table:number-columns-repeated="2"/>
          <table:table-cell table:style-name="ce9"/>
          <table:table-cell table:style-name="ce7" table:number-columns-repeated="5"/>
          <table:table-cell/>
          <table:table-cell table:style-name="ce18"/>
          <table:table-cell table:style-name="ce23"/>
        </table:table-row>
        <table:table-row table:style-name="ro1">
          <table:table-cell table:style-name="ce4" office:value-type="string" calcext:value-type="string">
            <text:p>Computer + Sonstiges</text:p>
          </table:table-cell>
          <table:table-cell table:number-columns-repeated="2"/>
          <table:table-cell table:style-name="ce9" office:value-type="float" office:value="5000" calcext:value-type="float">
            <text:p>5.000</text:p>
          </table:table-cell>
          <table:table-cell table:number-columns-repeated="4" table:style-name="ce7" office:value-type="float" office:value="1000" calcext:value-type="float">
            <text:p>1.000</text:p>
          </table:table-cell>
          <table:table-cell table:style-name="ce7" office:value-type="float" office:value="2000" calcext:value-type="float">
            <text:p>2.000</text:p>
          </table:table-cell>
          <table:table-cell/>
          <table:table-cell table:style-name="ce18" table:formula="of:=SUM([.D21:.I21])" office:value-type="float" office:value="11000" calcext:value-type="float">
            <text:p>11.000</text:p>
          </table:table-cell>
          <table:table-cell table:style-name="ce23"/>
        </table:table-row>
        <table:table-row table:style-name="ro1">
          <table:table-cell table:style-name="ce4" office:value-type="string" calcext:value-type="string">
            <text:p>Open Access Veröffentlichungen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number-columns-repeated="4" table:style-name="ce7" office:value-type="float" office:value="2000" calcext:value-type="float">
            <text:p>2.000</text:p>
          </table:table-cell>
          <table:table-cell table:style-name="ce7" office:value-type="float" office:value="3000" calcext:value-type="float">
            <text:p>3.000</text:p>
          </table:table-cell>
          <table:table-cell/>
          <table:table-cell table:style-name="ce18" table:formula="of:=SUM([.D22:.I22])" office:value-type="float" office:value="11000" calcext:value-type="float">
            <text:p>11.000</text:p>
          </table:table-cell>
          <table:table-cell table:style-name="ce23" office:value-type="string" calcext:value-type="string">
            <text:p>Sachmittel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7" table:number-columns-repeated="5"/>
          <table:table-cell/>
          <table:table-cell table:style-name="ce18"/>
          <table:table-cell table:style-name="ce24" table:formula="of:=SUM([.K21:.K22])" office:value-type="float" office:value="22000" calcext:value-type="float">
            <text:p>22.000</text:p>
          </table:table-cell>
        </table:table-row>
        <table:table-row table:style-name="ro1">
          <table:table-cell table:style-name="ce3" office:value-type="string" calcext:value-type="string">
            <text:p>Weiterbildung</text:p>
          </table:table-cell>
          <table:table-cell table:number-columns-repeated="2"/>
          <table:table-cell table:style-name="ce9"/>
          <table:table-cell table:style-name="ce7" table:number-columns-repeated="5"/>
          <table:table-cell/>
          <table:table-cell table:style-name="ce18"/>
          <table:table-cell table:style-name="ce23"/>
        </table:table-row>
        <table:table-row table:style-name="ro1">
          <table:table-cell office:value-type="string" calcext:value-type="string">
            <text:p>Kursgebühren, Summer Schools</text:p>
          </table:table-cell>
          <table:table-cell table:number-columns-repeated="2"/>
          <table:table-cell table:style-name="ce9" office:value-type="float" office:value="1000" calcext:value-type="float">
            <text:p>1.000</text:p>
          </table:table-cell>
          <table:table-cell table:number-columns-repeated="4" table:style-name="ce7" office:value-type="float" office:value="4000" calcext:value-type="float">
            <text:p>4.000</text:p>
          </table:table-cell>
          <table:table-cell table:style-name="ce7" office:value-type="float" office:value="1000" calcext:value-type="float">
            <text:p>1.000</text:p>
          </table:table-cell>
          <table:table-cell/>
          <table:table-cell table:style-name="ce18" table:formula="of:=SUM([.D25:.I25])" office:value-type="float" office:value="18000" calcext:value-type="float">
            <text:p>18.000</text:p>
          </table:table-cell>
          <table:table-cell table:style-name="ce23" office:value-type="string" calcext:value-type="string">
            <text:p>Weiterbildung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9"/>
          <table:table-cell table:style-name="ce24" table:formula="of:=SUM([.K25])" office:value-type="float" office:value="18000" calcext:value-type="float">
            <text:p>18.000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9"/>
          <table:table-cell table:style-name="ce25"/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9"/>
          <table:table-cell table:style-name="ce23" office:value-type="string" calcext:value-type="string">
            <text:p>Gesamtausgaben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SUMME pro JAHR</text:p>
          </table:table-cell>
          <table:table-cell table:style-name="ce11" table:formula="of:=SUM([.D10:.D25])" office:value-type="float" office:value="93694.6379289854" calcext:value-type="float">
            <text:p>93.695</text:p>
          </table:table-cell>
          <table:table-cell table:style-name="ce14" table:formula="of:=SUM([.E10:.E25])" office:value-type="float" office:value="142040.602855223" calcext:value-type="float">
            <text:p>142.041</text:p>
          </table:table-cell>
          <table:table-cell table:style-name="ce14" table:formula="of:=SUM([.F10:.F25])" office:value-type="float" office:value="146109.201677662" calcext:value-type="float">
            <text:p>146.109</text:p>
          </table:table-cell>
          <table:table-cell table:style-name="ce14" table:formula="of:=SUM([.G10:.G25])" office:value-type="float" office:value="149249.385231574" calcext:value-type="float">
            <text:p>149.249</text:p>
          </table:table-cell>
          <table:table-cell table:style-name="ce14" table:formula="of:=SUM([.H10:.H25])" office:value-type="float" office:value="152462.823456261" calcext:value-type="float">
            <text:p>152.463</text:p>
          </table:table-cell>
          <table:table-cell table:style-name="ce14" table:formula="of:=SUM([.I10:.I25])" office:value-type="float" office:value="55083.7417492066" calcext:value-type="float">
            <text:p>55.084</text:p>
          </table:table-cell>
          <table:table-cell table:style-name="ce16" table:number-columns-repeated="2"/>
          <table:table-cell table:style-name="ce26" table:formula="of:=SUM([.K10:.K25])" office:value-type="float" office:value="738640.392898912" calcext:value-type="float">
            <text:p>738.640</text:p>
          </table:table-cell>
        </table:table-row>
        <table:table-row table:style-name="ro1" table:number-rows-repeated="4">
          <table:table-cell table:number-columns-repeated="10"/>
          <table:table-cell table:style-name="ce19"/>
          <table:table-cell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UF_N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row table:style-name="ro1">
          <table:table-cell table:number-columns-repeated="3"/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teigerungsfaktor pro Jahr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4/ Stufe 3</text:p>
          </table:table-cell>
          <table:table-cell table:style-name="ce6" office:value-type="float" office:value="75335.571480404" calcext:value-type="float">
            <text:p>75.336</text:p>
          </table:table-cell>
          <table:table-cell table:style-name="ce6" table:formula="of:=[.D3]*[.A4]" office:value-type="float" office:value="77093.0109395114" calcext:value-type="float">
            <text:p>77.093</text:p>
          </table:table-cell>
          <table:table-cell table:style-name="ce6" table:formula="of:=[.E3]*[.A4]" office:value-type="float" office:value="78891.4482087069" calcext:value-type="float">
            <text:p>78.891</text:p>
          </table:table-cell>
          <table:table-cell table:style-name="ce6" table:formula="of:=[.F3]*[.A4]" office:value-type="float" office:value="80731.8396910251" calcext:value-type="float">
            <text:p>80.732</text:p>
          </table:table-cell>
          <table:table-cell table:style-name="ce6" table:formula="of:=[.G3]*[.A4]" office:value-type="float" office:value="82615.1641006135" calcext:value-type="float">
            <text:p>82.615</text:p>
          </table:table-cell>
          <table:table-cell table:style-name="ce6" table:formula="of:=[.H3]*[.A4]" office:value-type="float" office:value="84542.4229832095" calcext:value-type="float">
            <text:p>84.542</text:p>
          </table:table-cell>
          <table:table-cell table:number-columns-repeated="3"/>
        </table:table-row>
        <table:table-row table:style-name="ro1">
          <table:table-cell table:style-name="ce2" table:formula="of:=65800/64300" office:value-type="float" office:value="1.02332814930016" calcext:value-type="float">
            <text:p>1,0233281493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3 / Stufe 3</text:p>
          </table:table-cell>
          <table:table-cell table:style-name="ce6" office:value-type="float" office:value="70513.2376018575" calcext:value-type="float">
            <text:p>70.513</text:p>
          </table:table-cell>
          <table:table-cell table:style-name="ce6" table:formula="of:=[.D4]*[.A4]" office:value-type="float" office:value="72158.180936271" calcext:value-type="float">
            <text:p>72.158</text:p>
          </table:table-cell>
          <table:table-cell table:style-name="ce6" table:formula="of:=[.E4]*[.A4]" office:value-type="float" office:value="73841.4977543799" calcext:value-type="float">
            <text:p>73.841</text:p>
          </table:table-cell>
          <table:table-cell table:style-name="ce6" table:formula="of:=[.F4]*[.A4]" office:value-type="float" office:value="75564.0832385412" calcext:value-type="float">
            <text:p>75.564</text:p>
          </table:table-cell>
          <table:table-cell table:style-name="ce6" table:formula="of:=[.G4]*[.A4]" office:value-type="float" office:value="77326.8534540593" calcext:value-type="float">
            <text:p>77.327</text:p>
          </table:table-cell>
          <table:table-cell table:style-name="ce6" table:formula="of:=[.H4]*[.A4]" office:value-type="float" office:value="79130.7458363468" calcext:value-type="float">
            <text:p>79.1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/Stunde</text:p>
          </table:table-cell>
          <table:table-cell office:value-type="string" calcext:value-type="string">
            <text:p>stud. Mitarbeiter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formula="of:=[.D5]*[.A4]" office:value-type="float" office:value="16.3732503888025" calcext:value-type="float">
            <text:p>16</text:p>
          </table:table-cell>
          <table:table-cell table:style-name="ce7" table:formula="of:=[.E5]*[.A4]" office:value-type="float" office:value="16.7552080184013" calcext:value-type="float">
            <text:p>17</text:p>
          </table:table-cell>
          <table:table-cell table:style-name="ce7" table:formula="of:=[.F5]*[.A4]" office:value-type="float" office:value="17.1460760126097" calcext:value-type="float">
            <text:p>17</text:p>
          </table:table-cell>
          <table:table-cell table:style-name="ce7" table:formula="of:=[.G5]*[.A4]" office:value-type="float" office:value="17.5460622337437" calcext:value-type="float">
            <text:p>18</text:p>
          </table:table-cell>
          <table:table-cell table:style-name="ce7" table:formula="of:=[.H5]*[.A4]" office:value-type="float" office:value="17.9553793931623" calcext:value-type="float">
            <text:p>18</text:p>
          </table:table-cell>
          <table:table-cell/>
          <table:table-cell table:style-name="ce3" office:value-type="string" calcext:value-type="string">
            <text:p>Summen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onate</text:p>
          </table:table-cell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number-columns-repeated="4"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3"/>
          <table:table-cell table:style-name="ce7" table:number-columns-repeated="6"/>
          <table:table-cell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Personalmittel</text:p>
          </table:table-cell>
          <table:table-cell table:number-columns-repeated="2"/>
          <table:table-cell table:style-name="ce7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Leitungsst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4/ Stufe 3</text:p>
          </table:table-cell>
          <table:table-cell table:style-name="ce8" table:formula="of:=[.$B$10]*[.D3]/12*[.D7]" office:value-type="float" office:value="0" calcext:value-type="float">
            <text:p>0</text:p>
          </table:table-cell>
          <table:table-cell table:style-name="ce12" table:formula="of:=[.$B$10]*[.E3]/12*[.E7]" office:value-type="float" office:value="0" calcext:value-type="float">
            <text:p>0</text:p>
          </table:table-cell>
          <table:table-cell table:style-name="ce12" table:formula="of:=[.$B$10]*[.F3]/12*[.F7]" office:value-type="float" office:value="0" calcext:value-type="float">
            <text:p>0</text:p>
          </table:table-cell>
          <table:table-cell table:style-name="ce12" table:formula="of:=[.$B$10]*[.G3]/12*[.G7]" office:value-type="float" office:value="0" calcext:value-type="float">
            <text:p>0</text:p>
          </table:table-cell>
          <table:table-cell table:style-name="ce12" table:formula="of:=[.$B$10]*[.H3]/12*[.H7]" office:value-type="float" office:value="0" calcext:value-type="float">
            <text:p>0</text:p>
          </table:table-cell>
          <table:table-cell table:style-name="ce12" table:formula="of:=[.$B$10]*[.I3]/12*[.I7]" office:value-type="float" office:value="0" calcext:value-type="float">
            <text:p>0</text:p>
          </table:table-cell>
          <table:table-cell table:style-name="ce15"/>
          <table:table-cell table:style-name="ce17" table:formula="of:=SUM([.D10:.I10])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office:value-type="string" calcext:value-type="string">
            <text:p>Doktorandenst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3 / Stufe 3</text:p>
          </table:table-cell>
          <table:table-cell table:style-name="ce9" table:formula="of:=[.$B$11]*[.D4]/12*[.D7]" office:value-type="float" office:value="47008.825067905" calcext:value-type="float">
            <text:p>47.009</text:p>
          </table:table-cell>
          <table:table-cell table:style-name="ce7" table:formula="of:=[.$B$11]*[.E4]/12*[.E7]" office:value-type="float" office:value="72158.180936271" calcext:value-type="float">
            <text:p>72.158</text:p>
          </table:table-cell>
          <table:table-cell table:style-name="ce7" table:formula="of:=[.$B$11]*[.F4]/12*[.F7]" office:value-type="float" office:value="73841.4977543799" calcext:value-type="float">
            <text:p>73.841</text:p>
          </table:table-cell>
          <table:table-cell table:style-name="ce7" table:formula="of:=[.$B$11]*[.G4]/12*[.G7]" office:value-type="float" office:value="75564.0832385412" calcext:value-type="float">
            <text:p>75.564</text:p>
          </table:table-cell>
          <table:table-cell table:style-name="ce7" table:formula="of:=[.$B$11]*[.H4]/12*[.H7]" office:value-type="float" office:value="77326.8534540593" calcext:value-type="float">
            <text:p>77.327</text:p>
          </table:table-cell>
          <table:table-cell table:style-name="ce7" table:formula="of:=[.$B$11]*[.I4]/12*[.I7]" office:value-type="float" office:value="26376.9152787823" calcext:value-type="float">
            <text:p>26.377</text:p>
          </table:table-cell>
          <table:table-cell/>
          <table:table-cell table:style-name="ce18" table:formula="of:=SUM([.D11:.I11])" office:value-type="float" office:value="372276.355729939" calcext:value-type="float">
            <text:p>372.276</text:p>
          </table:table-cell>
          <table:table-cell table:style-name="ce22"/>
        </table:table-row>
        <table:table-row table:style-name="ro1">
          <table:table-cell office:value-type="string" calcext:value-type="string">
            <text:p>stud. Mitarbeit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unden pro Monat</text:p>
          </table:table-cell>
          <table:table-cell table:style-name="ce10" table:formula="of:=[.D5]*[.D7]*[.$B$12]" office:value-type="float" office:value="10240" calcext:value-type="float">
            <text:p>10.240</text:p>
          </table:table-cell>
          <table:table-cell table:style-name="ce13" table:formula="of:=[.E5]*[.E7]*[.$B$12]" office:value-type="float" office:value="15718.3203732504" calcext:value-type="float">
            <text:p>15.718</text:p>
          </table:table-cell>
          <table:table-cell table:style-name="ce13" table:formula="of:=[.F5]*[.F7]*[.$B$12]" office:value-type="float" office:value="16084.9996976653" calcext:value-type="float">
            <text:p>16.085</text:p>
          </table:table-cell>
          <table:table-cell table:style-name="ce13" table:formula="of:=[.G5]*[.G7]*[.$B$12]" office:value-type="float" office:value="16460.2329721053" calcext:value-type="float">
            <text:p>16.460</text:p>
          </table:table-cell>
          <table:table-cell table:style-name="ce13" table:formula="of:=[.H5]*[.H7]*[.$B$12]" office:value-type="float" office:value="16844.219744394" calcext:value-type="float">
            <text:p>16.844</text:p>
          </table:table-cell>
          <table:table-cell table:style-name="ce13" table:formula="of:=[.I5]*[.I7]*[.$B$12]" office:value-type="float" office:value="5745.72140581194" calcext:value-type="float">
            <text:p>5.746</text:p>
          </table:table-cell>
          <table:table-cell/>
          <table:table-cell table:style-name="ce18" table:formula="of:=SUM([.D12:.I12])" office:value-type="float" office:value="81093.4941932269" calcext:value-type="float">
            <text:p>81.093</text:p>
          </table:table-cell>
          <table:table-cell table:style-name="ce22"/>
        </table:table-row>
        <table:table-row table:style-name="ro1">
          <table:table-cell office:value-type="string" calcext:value-type="string">
            <text:p>Overhead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20% auf WiMi-Stellen</text:p>
          </table:table-cell>
          <table:table-cell table:style-name="ce9" table:formula="of:=[.$B$13]*SUM([.D10:.D12])" office:value-type="float" office:value="11449.765013581" calcext:value-type="float">
            <text:p>11.450</text:p>
          </table:table-cell>
          <table:table-cell table:style-name="ce7" table:formula="of:=[.$B$13]*SUM([.E10:.E12])" office:value-type="float" office:value="17575.3002619043" calcext:value-type="float">
            <text:p>17.575</text:p>
          </table:table-cell>
          <table:table-cell table:style-name="ce7" table:formula="of:=[.$B$13]*SUM([.F10:.F12])" office:value-type="float" office:value="17985.299490409" calcext:value-type="float">
            <text:p>17.985</text:p>
          </table:table-cell>
          <table:table-cell table:style-name="ce7" table:formula="of:=[.$B$13]*SUM([.G10:.G12])" office:value-type="float" office:value="18404.8632421293" calcext:value-type="float">
            <text:p>18.405</text:p>
          </table:table-cell>
          <table:table-cell table:style-name="ce7" table:formula="of:=[.$B$13]*SUM([.H10:.H12])" office:value-type="float" office:value="18834.2146396907" calcext:value-type="float">
            <text:p>18.834</text:p>
          </table:table-cell>
          <table:table-cell table:style-name="ce7" table:formula="of:=[.$B$13]*SUM([.I10:.I12])" office:value-type="float" office:value="6424.52733691884" calcext:value-type="float">
            <text:p>6.425</text:p>
          </table:table-cell>
          <table:table-cell/>
          <table:table-cell table:style-name="ce18" table:formula="of:=SUM([.D13:.I13])" office:value-type="float" office:value="90673.9699846331" calcext:value-type="float">
            <text:p>90.674</text:p>
          </table:table-cell>
          <table:table-cell table:style-name="ce23" office:value-type="string" calcext:value-type="string">
            <text:p>Personalmittel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7"/>
          <table:table-cell table:style-name="ce24" table:formula="of:=SUM([.K10:.K13])" office:value-type="float" office:value="544043.819907799" calcext:value-type="float">
            <text:p>544.044</text:p>
          </table:table-cell>
        </table:table-row>
        <table:table-row table:style-name="ro1">
          <table:table-cell table:style-name="ce3" office:value-type="string" calcext:value-type="string">
            <text:p>Reisemittel</text:p>
          </table:table-cell>
          <table:table-cell office:value-type="string" calcext:value-type="string">
            <text:p>pro Person</text:p>
          </table:table-cell>
          <table:table-cell office:value-type="string" calcext:value-type="string">
            <text:p>Personen</text:p>
          </table:table-cell>
          <table:table-cell table:style-name="ce9"/>
          <table:table-cell table:style-name="ce7" table:number-columns-repeated="5"/>
          <table:table-cell/>
          <table:table-cell table:style-name="ce18"/>
          <table:table-cell table:style-name="ce23"/>
        </table:table-row>
        <table:table-row table:style-name="ro1">
          <table:table-cell office:value-type="string" calcext:value-type="string">
            <text:p>Flensburg-Wuppertal + 1 Übernachtung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9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1" office:value-type="float" office:value="1000" calcext:value-type="float">
            <text:p>1.000</text:p>
          </table:table-cell>
          <table:table-cell/>
          <table:table-cell table:style-name="ce18" table:formula="of:=SUM([.D16:.I16])" office:value-type="float" office:value="11000" calcext:value-type="float">
            <text:p>11.000</text:p>
          </table:table-cell>
          <table:table-cell table:style-name="ce23"/>
        </table:table-row>
        <table:table-row table:style-name="ro1">
          <table:table-cell office:value-type="string" calcext:value-type="string">
            <text:p>Konferenz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style-name="ce9" table:formula="of:=[.$B$17]*[.$C$17]*0" office:value-type="float" office:value="0" calcext:value-type="float">
            <text:p>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0" office:value-type="float" office:value="0" calcext:value-type="float">
            <text:p>0</text:p>
          </table:table-cell>
          <table:table-cell/>
          <table:table-cell table:style-name="ce18" table:formula="of:=SUM([.D17:.I17])" office:value-type="float" office:value="6000" calcext:value-type="float">
            <text:p>6.000</text:p>
          </table:table-cell>
          <table:table-cell table:style-name="ce23"/>
        </table:table-row>
        <table:table-row table:style-name="ro1">
          <table:table-cell office:value-type="string" calcext:value-type="string">
            <text:p>Öffentl. Workshops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9" table:formula="of:=[.$B$18]*[.$C$18]*0" office:value-type="float" office:value="0" calcext:value-type="float">
            <text:p>0</text:p>
          </table:table-cell>
          <table:table-cell table:style-name="ce7" table:formula="of:=[.$B$18]*[.$C$18]*0" office:value-type="float" office:value="0" calcext:value-type="float">
            <text:p>0</text:p>
          </table:table-cell>
          <table:table-cell table:style-name="ce7" table:formula="of:=[.$B$18]*[.$C$18]*1" office:value-type="float" office:value="1000" calcext:value-type="float">
            <text:p>1.000</text:p>
          </table:table-cell>
          <table:table-cell table:style-name="ce7" table:formula="of:=[.$B$18]*[.$C$18]*1" office:value-type="float" office:value="1000" calcext:value-type="float">
            <text:p>1.000</text:p>
          </table:table-cell>
          <table:table-cell table:style-name="ce7" table:formula="of:=[.$B$18]*[.$C$18]*1" office:value-type="float" office:value="1000" calcext:value-type="float">
            <text:p>1.000</text:p>
          </table:table-cell>
          <table:table-cell table:style-name="ce7" table:formula="of:=[.$B$18]*[.$C$18]*0" office:value-type="float" office:value="0" calcext:value-type="float">
            <text:p>0</text:p>
          </table:table-cell>
          <table:table-cell/>
          <table:table-cell table:style-name="ce18" table:formula="of:=SUM([.D18:.I18])" office:value-type="float" office:value="3000" calcext:value-type="float">
            <text:p>3.000</text:p>
          </table:table-cell>
          <table:table-cell table:style-name="ce23" office:value-type="string" calcext:value-type="string">
            <text:p>Reisemittel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8"/>
          <table:table-cell table:style-name="ce24" table:formula="of:=SUM([.K16:.K18])" office:value-type="float" office:value="20000" calcext:value-type="float">
            <text:p>20.000</text:p>
          </table:table-cell>
        </table:table-row>
        <table:table-row table:style-name="ro1">
          <table:table-cell table:style-name="ce3" office:value-type="string" calcext:value-type="string">
            <text:p>Sachmittel</text:p>
          </table:table-cell>
          <table:table-cell table:number-columns-repeated="2"/>
          <table:table-cell table:style-name="ce9"/>
          <table:table-cell table:style-name="ce7" table:number-columns-repeated="5"/>
          <table:table-cell/>
          <table:table-cell table:style-name="ce18"/>
          <table:table-cell table:style-name="ce23"/>
        </table:table-row>
        <table:table-row table:style-name="ro1">
          <table:table-cell table:style-name="ce4" office:value-type="string" calcext:value-type="string">
            <text:p>Computer + Sonstiges</text:p>
          </table:table-cell>
          <table:table-cell table:number-columns-repeated="2"/>
          <table:table-cell table:style-name="ce9" office:value-type="float" office:value="5000" calcext:value-type="float">
            <text:p>5.000</text:p>
          </table:table-cell>
          <table:table-cell table:number-columns-repeated="4" table:style-name="ce7" office:value-type="float" office:value="1000" calcext:value-type="float">
            <text:p>1.000</text:p>
          </table:table-cell>
          <table:table-cell table:style-name="ce7" office:value-type="float" office:value="2000" calcext:value-type="float">
            <text:p>2.000</text:p>
          </table:table-cell>
          <table:table-cell/>
          <table:table-cell table:style-name="ce18" table:formula="of:=SUM([.D21:.I21])" office:value-type="float" office:value="11000" calcext:value-type="float">
            <text:p>11.000</text:p>
          </table:table-cell>
          <table:table-cell table:style-name="ce23"/>
        </table:table-row>
        <table:table-row table:style-name="ro1">
          <table:table-cell table:style-name="ce4" office:value-type="string" calcext:value-type="string">
            <text:p>Open Access Veröffentlichungen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number-columns-repeated="4" table:style-name="ce7" office:value-type="float" office:value="2000" calcext:value-type="float">
            <text:p>2.000</text:p>
          </table:table-cell>
          <table:table-cell table:style-name="ce7" office:value-type="float" office:value="3000" calcext:value-type="float">
            <text:p>3.000</text:p>
          </table:table-cell>
          <table:table-cell/>
          <table:table-cell table:style-name="ce18" table:formula="of:=SUM([.D22:.I22])" office:value-type="float" office:value="11000" calcext:value-type="float">
            <text:p>11.000</text:p>
          </table:table-cell>
          <table:table-cell table:style-name="ce23" office:value-type="string" calcext:value-type="string">
            <text:p>Sachmittel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7" table:number-columns-repeated="5"/>
          <table:table-cell/>
          <table:table-cell table:style-name="ce18"/>
          <table:table-cell table:style-name="ce24" table:formula="of:=SUM([.K21:.K22])" office:value-type="float" office:value="22000" calcext:value-type="float">
            <text:p>22.000</text:p>
          </table:table-cell>
        </table:table-row>
        <table:table-row table:style-name="ro1">
          <table:table-cell table:style-name="ce3" office:value-type="string" calcext:value-type="string">
            <text:p>Weiterbildung</text:p>
          </table:table-cell>
          <table:table-cell table:number-columns-repeated="2"/>
          <table:table-cell table:style-name="ce9"/>
          <table:table-cell table:style-name="ce7" table:number-columns-repeated="5"/>
          <table:table-cell/>
          <table:table-cell table:style-name="ce18"/>
          <table:table-cell table:style-name="ce23"/>
        </table:table-row>
        <table:table-row table:style-name="ro1">
          <table:table-cell office:value-type="string" calcext:value-type="string">
            <text:p>Kursgebühren, Summer Schools</text:p>
          </table:table-cell>
          <table:table-cell table:number-columns-repeated="2"/>
          <table:table-cell table:style-name="ce9" office:value-type="float" office:value="1000" calcext:value-type="float">
            <text:p>1.000</text:p>
          </table:table-cell>
          <table:table-cell table:number-columns-repeated="4" table:style-name="ce7" office:value-type="float" office:value="4000" calcext:value-type="float">
            <text:p>4.000</text:p>
          </table:table-cell>
          <table:table-cell table:style-name="ce7" office:value-type="float" office:value="1000" calcext:value-type="float">
            <text:p>1.000</text:p>
          </table:table-cell>
          <table:table-cell/>
          <table:table-cell table:style-name="ce18" table:formula="of:=SUM([.D25:.I25])" office:value-type="float" office:value="18000" calcext:value-type="float">
            <text:p>18.000</text:p>
          </table:table-cell>
          <table:table-cell table:style-name="ce23" office:value-type="string" calcext:value-type="string">
            <text:p>Weiterbildung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9"/>
          <table:table-cell table:style-name="ce24" table:formula="of:=SUM([.K25])" office:value-type="float" office:value="18000" calcext:value-type="float">
            <text:p>18.000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9"/>
          <table:table-cell table:style-name="ce23"/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9"/>
          <table:table-cell table:style-name="ce23" office:value-type="string" calcext:value-type="string">
            <text:p>Gesamtausgaben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SUMME pro JAHR</text:p>
          </table:table-cell>
          <table:table-cell table:style-name="ce11" table:formula="of:=SUM([.D10:.D25])" office:value-type="float" office:value="76698.590081486" calcext:value-type="float">
            <text:p>76.699</text:p>
          </table:table-cell>
          <table:table-cell table:style-name="ce14" table:formula="of:=SUM([.E10:.E25])" office:value-type="float" office:value="115951.801571426" calcext:value-type="float">
            <text:p>115.952</text:p>
          </table:table-cell>
          <table:table-cell table:style-name="ce14" table:formula="of:=SUM([.F10:.F25])" office:value-type="float" office:value="119411.796942454" calcext:value-type="float">
            <text:p>119.412</text:p>
          </table:table-cell>
          <table:table-cell table:style-name="ce14" table:formula="of:=SUM([.G10:.G25])" office:value-type="float" office:value="121929.179452776" calcext:value-type="float">
            <text:p>121.929</text:p>
          </table:table-cell>
          <table:table-cell table:style-name="ce14" table:formula="of:=SUM([.H10:.H25])" office:value-type="float" office:value="124505.287838144" calcext:value-type="float">
            <text:p>124.505</text:p>
          </table:table-cell>
          <table:table-cell table:style-name="ce14" table:formula="of:=SUM([.I10:.I25])" office:value-type="float" office:value="45547.1640215131" calcext:value-type="float">
            <text:p>45.547</text:p>
          </table:table-cell>
          <table:table-cell table:style-name="ce16" table:number-columns-repeated="2"/>
          <table:table-cell table:style-name="ce26" table:formula="of:=SUM([.K10:.K25])" office:value-type="float" office:value="604043.819907799" calcext:value-type="float">
            <text:p>604.044</text:p>
          </table:table-cell>
        </table:table-row>
        <table:table-row table:style-name="ro1" table:number-rows-repeated="4">
          <table:table-cell table:number-columns-repeated="10"/>
          <table:table-cell table:style-name="ce19"/>
          <table:table-cell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uppertal_Instit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row table:style-name="ro1">
          <table:table-cell table:number-columns-repeated="3"/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teigerungsfaktor pro Jahr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4/ Stufe 3</text:p>
          </table:table-cell>
          <table:table-cell table:style-name="ce28" office:value-type="float" office:value="75335.571480404" calcext:value-type="float">
            <text:p>75.336</text:p>
          </table:table-cell>
          <table:table-cell table:style-name="ce28" table:formula="of:=[.D3]*[.A4]" office:value-type="float" office:value="77093.0109395114" calcext:value-type="float">
            <text:p>77.093</text:p>
          </table:table-cell>
          <table:table-cell table:style-name="ce28" table:formula="of:=[.E3]*[.A4]" office:value-type="float" office:value="78891.4482087069" calcext:value-type="float">
            <text:p>78.891</text:p>
          </table:table-cell>
          <table:table-cell table:style-name="ce28" table:formula="of:=[.F3]*[.A4]" office:value-type="float" office:value="80731.8396910251" calcext:value-type="float">
            <text:p>80.732</text:p>
          </table:table-cell>
          <table:table-cell table:style-name="ce28" table:formula="of:=[.G3]*[.A4]" office:value-type="float" office:value="82615.1641006135" calcext:value-type="float">
            <text:p>82.615</text:p>
          </table:table-cell>
          <table:table-cell table:style-name="ce28" table:formula="of:=[.H3]*[.A4]" office:value-type="float" office:value="84542.4229832095" calcext:value-type="float">
            <text:p>84.542</text:p>
          </table:table-cell>
          <table:table-cell table:number-columns-repeated="3"/>
        </table:table-row>
        <table:table-row table:style-name="ro1">
          <table:table-cell table:style-name="ce2" table:formula="of:=65800/64300" office:value-type="float" office:value="1.02332814930016" calcext:value-type="float">
            <text:p>1,0233281493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3 / Stufe 3</text:p>
          </table:table-cell>
          <table:table-cell table:style-name="ce28" office:value-type="float" office:value="70513.2376018575" calcext:value-type="float">
            <text:p>70.513</text:p>
          </table:table-cell>
          <table:table-cell table:style-name="ce28" table:formula="of:=[.D4]*[.A4]" office:value-type="float" office:value="72158.180936271" calcext:value-type="float">
            <text:p>72.158</text:p>
          </table:table-cell>
          <table:table-cell table:style-name="ce28" table:formula="of:=[.E4]*[.A4]" office:value-type="float" office:value="73841.4977543799" calcext:value-type="float">
            <text:p>73.841</text:p>
          </table:table-cell>
          <table:table-cell table:style-name="ce28" table:formula="of:=[.F4]*[.A4]" office:value-type="float" office:value="75564.0832385412" calcext:value-type="float">
            <text:p>75.564</text:p>
          </table:table-cell>
          <table:table-cell table:style-name="ce28" table:formula="of:=[.G4]*[.A4]" office:value-type="float" office:value="77326.8534540593" calcext:value-type="float">
            <text:p>77.327</text:p>
          </table:table-cell>
          <table:table-cell table:style-name="ce28" table:formula="of:=[.H4]*[.A4]" office:value-type="float" office:value="79130.7458363468" calcext:value-type="float">
            <text:p>79.1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/Stunde</text:p>
          </table:table-cell>
          <table:table-cell office:value-type="string" calcext:value-type="string">
            <text:p>stud. Mitarbeiter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formula="of:=[.D5]*[.A4]" office:value-type="float" office:value="16.3732503888025" calcext:value-type="float">
            <text:p>16</text:p>
          </table:table-cell>
          <table:table-cell table:style-name="ce29" table:formula="of:=[.E5]*[.A4]" office:value-type="float" office:value="16.7552080184013" calcext:value-type="float">
            <text:p>17</text:p>
          </table:table-cell>
          <table:table-cell table:style-name="ce29" table:formula="of:=[.F5]*[.A4]" office:value-type="float" office:value="17.1460760126097" calcext:value-type="float">
            <text:p>17</text:p>
          </table:table-cell>
          <table:table-cell table:style-name="ce29" table:formula="of:=[.G5]*[.A4]" office:value-type="float" office:value="17.5460622337437" calcext:value-type="float">
            <text:p>18</text:p>
          </table:table-cell>
          <table:table-cell table:style-name="ce29" table:formula="of:=[.H5]*[.A4]" office:value-type="float" office:value="17.9553793931623" calcext:value-type="float">
            <text:p>18</text:p>
          </table:table-cell>
          <table:table-cell/>
          <table:table-cell table:style-name="ce3" office:value-type="string" calcext:value-type="string">
            <text:p>Summen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onate</text:p>
          </table:table-cell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number-columns-repeated="4"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3"/>
          <table:table-cell table:style-name="ce7" table:number-columns-repeated="6"/>
          <table:table-cell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Personalmittel</text:p>
          </table:table-cell>
          <table:table-cell table:number-columns-repeated="2"/>
          <table:table-cell table:style-name="ce7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Leitungsstelle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14/ Stufe 3</text:p>
          </table:table-cell>
          <table:table-cell table:style-name="ce8" table:formula="of:=[.$B$10]*[.D3]/12*[.D7]" office:value-type="float" office:value="37667.785740202" calcext:value-type="float">
            <text:p>37.668</text:p>
          </table:table-cell>
          <table:table-cell table:style-name="ce12" table:formula="of:=[.$B$10]*[.E3]/12*[.E7]" office:value-type="float" office:value="57819.7582046336" calcext:value-type="float">
            <text:p>57.820</text:p>
          </table:table-cell>
          <table:table-cell table:style-name="ce12" table:formula="of:=[.$B$10]*[.F3]/12*[.F7]" office:value-type="float" office:value="59168.5861565301" calcext:value-type="float">
            <text:p>59.169</text:p>
          </table:table-cell>
          <table:table-cell table:style-name="ce12" table:formula="of:=[.$B$10]*[.G3]/12*[.G7]" office:value-type="float" office:value="60548.8797682688" calcext:value-type="float">
            <text:p>60.549</text:p>
          </table:table-cell>
          <table:table-cell table:style-name="ce12" table:formula="of:=[.$B$10]*[.H3]/12*[.H7]" office:value-type="float" office:value="61961.3730754601" calcext:value-type="float">
            <text:p>61.961</text:p>
          </table:table-cell>
          <table:table-cell table:style-name="ce12" table:formula="of:=[.$B$10]*[.I3]/12*[.I7]" office:value-type="float" office:value="21135.6057458024" calcext:value-type="float">
            <text:p>21.136</text:p>
          </table:table-cell>
          <table:table-cell table:style-name="ce15"/>
          <table:table-cell table:style-name="ce17" table:formula="of:=SUM([.D10:.I10])" office:value-type="float" office:value="298301.988690897" calcext:value-type="float">
            <text:p>298.302</text:p>
          </table:table-cell>
          <table:table-cell table:style-name="ce21"/>
        </table:table-row>
        <table:table-row table:style-name="ro1">
          <table:table-cell office:value-type="string" calcext:value-type="string">
            <text:p>Doktorandenst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3 / Stufe 3</text:p>
          </table:table-cell>
          <table:table-cell table:style-name="ce9" table:formula="of:=[.$B$11]*[.D4]/12*[.D7]" office:value-type="float" office:value="47008.825067905" calcext:value-type="float">
            <text:p>47.009</text:p>
          </table:table-cell>
          <table:table-cell table:style-name="ce7" table:formula="of:=[.$B$11]*[.E4]/12*[.E7]" office:value-type="float" office:value="72158.180936271" calcext:value-type="float">
            <text:p>72.158</text:p>
          </table:table-cell>
          <table:table-cell table:style-name="ce7" table:formula="of:=[.$B$11]*[.F4]/12*[.F7]" office:value-type="float" office:value="73841.4977543799" calcext:value-type="float">
            <text:p>73.841</text:p>
          </table:table-cell>
          <table:table-cell table:style-name="ce7" table:formula="of:=[.$B$11]*[.G4]/12*[.G7]" office:value-type="float" office:value="75564.0832385412" calcext:value-type="float">
            <text:p>75.564</text:p>
          </table:table-cell>
          <table:table-cell table:style-name="ce7" table:formula="of:=[.$B$11]*[.H4]/12*[.H7]" office:value-type="float" office:value="77326.8534540593" calcext:value-type="float">
            <text:p>77.327</text:p>
          </table:table-cell>
          <table:table-cell table:style-name="ce7" table:formula="of:=[.$B$11]*[.I4]/12*[.I7]" office:value-type="float" office:value="26376.9152787823" calcext:value-type="float">
            <text:p>26.377</text:p>
          </table:table-cell>
          <table:table-cell/>
          <table:table-cell table:style-name="ce18" table:formula="of:=SUM([.D11:.I11])" office:value-type="float" office:value="372276.355729939" calcext:value-type="float">
            <text:p>372.276</text:p>
          </table:table-cell>
          <table:table-cell table:style-name="ce22"/>
        </table:table-row>
        <table:table-row table:style-name="ro1">
          <table:table-cell office:value-type="string" calcext:value-type="string">
            <text:p>stud. Mitarbeit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unden pro Monat</text:p>
          </table:table-cell>
          <table:table-cell table:style-name="ce10" table:formula="of:=[.D5]*[.D7]*[.$B$12]" office:value-type="float" office:value="10240" calcext:value-type="float">
            <text:p>10.240</text:p>
          </table:table-cell>
          <table:table-cell table:style-name="ce13" table:formula="of:=[.E5]*[.E7]*[.$B$12]" office:value-type="float" office:value="15718.3203732504" calcext:value-type="float">
            <text:p>15.718</text:p>
          </table:table-cell>
          <table:table-cell table:style-name="ce13" table:formula="of:=[.F5]*[.F7]*[.$B$12]" office:value-type="float" office:value="16084.9996976653" calcext:value-type="float">
            <text:p>16.085</text:p>
          </table:table-cell>
          <table:table-cell table:style-name="ce13" table:formula="of:=[.G5]*[.G7]*[.$B$12]" office:value-type="float" office:value="16460.2329721053" calcext:value-type="float">
            <text:p>16.460</text:p>
          </table:table-cell>
          <table:table-cell table:style-name="ce13" table:formula="of:=[.H5]*[.H7]*[.$B$12]" office:value-type="float" office:value="16844.219744394" calcext:value-type="float">
            <text:p>16.844</text:p>
          </table:table-cell>
          <table:table-cell table:style-name="ce13" table:formula="of:=[.I5]*[.I7]*[.$B$12]" office:value-type="float" office:value="5745.72140581194" calcext:value-type="float">
            <text:p>5.746</text:p>
          </table:table-cell>
          <table:table-cell/>
          <table:table-cell table:style-name="ce18" table:formula="of:=SUM([.D12:.I12])" office:value-type="float" office:value="81093.4941932269" calcext:value-type="float">
            <text:p>81.093</text:p>
          </table:table-cell>
          <table:table-cell table:style-name="ce22"/>
        </table:table-row>
        <table:table-row table:style-name="ro1">
          <table:table-cell office:value-type="string" calcext:value-type="string">
            <text:p>Overhead</text:p>
          </table:table-cell>
          <table:table-cell table:style-name="ce27" office:value-type="float" office:value="0.2" calcext:value-type="float">
            <text:p>0,2</text:p>
          </table:table-cell>
          <table:table-cell office:value-type="string" calcext:value-type="string">
            <text:p>20% auf WiMi-Stellen</text:p>
          </table:table-cell>
          <table:table-cell table:style-name="ce9" table:formula="of:=[.$B$13]*SUM([.D10:.D12])" office:value-type="float" office:value="18983.3221616214" calcext:value-type="float">
            <text:p>18.983</text:p>
          </table:table-cell>
          <table:table-cell table:style-name="ce7" table:formula="of:=[.$B$13]*SUM([.E10:.E12])" office:value-type="float" office:value="29139.251902831" calcext:value-type="float">
            <text:p>29.139</text:p>
          </table:table-cell>
          <table:table-cell table:style-name="ce7" table:formula="of:=[.$B$13]*SUM([.F10:.F12])" office:value-type="float" office:value="29819.0167217151" calcext:value-type="float">
            <text:p>29.819</text:p>
          </table:table-cell>
          <table:table-cell table:style-name="ce7" table:formula="of:=[.$B$13]*SUM([.G10:.G12])" office:value-type="float" office:value="30514.6391957831" calcext:value-type="float">
            <text:p>30.515</text:p>
          </table:table-cell>
          <table:table-cell table:style-name="ce7" table:formula="of:=[.$B$13]*SUM([.H10:.H12])" office:value-type="float" office:value="31226.4892547827" calcext:value-type="float">
            <text:p>31.226</text:p>
          </table:table-cell>
          <table:table-cell table:style-name="ce7" table:formula="of:=[.$B$13]*SUM([.I10:.I12])" office:value-type="float" office:value="10651.6484860793" calcext:value-type="float">
            <text:p>10.652</text:p>
          </table:table-cell>
          <table:table-cell/>
          <table:table-cell table:style-name="ce18" table:formula="of:=SUM([.D13:.I13])" office:value-type="float" office:value="150334.367722813" calcext:value-type="float">
            <text:p>150.334</text:p>
          </table:table-cell>
          <table:table-cell table:style-name="ce23" office:value-type="string" calcext:value-type="string">
            <text:p>Personalmittel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7"/>
          <table:table-cell table:style-name="ce24" table:formula="of:=SUM([.K10:.K13])" office:value-type="float" office:value="902006.206336875" calcext:value-type="float">
            <text:p>902.006</text:p>
          </table:table-cell>
        </table:table-row>
        <table:table-row table:style-name="ro1">
          <table:table-cell table:style-name="ce3" office:value-type="string" calcext:value-type="string">
            <text:p>Reisemittel</text:p>
          </table:table-cell>
          <table:table-cell office:value-type="string" calcext:value-type="string">
            <text:p>pro Person</text:p>
          </table:table-cell>
          <table:table-cell office:value-type="string" calcext:value-type="string">
            <text:p>Personen</text:p>
          </table:table-cell>
          <table:table-cell table:style-name="ce9"/>
          <table:table-cell table:style-name="ce7" table:number-columns-repeated="5"/>
          <table:table-cell/>
          <table:table-cell table:style-name="ce18"/>
          <table:table-cell table:style-name="ce23"/>
        </table:table-row>
        <table:table-row table:style-name="ro1">
          <table:table-cell office:value-type="string" calcext:value-type="string">
            <text:p>Flensburg-Wuppertal + 1 Übernachtung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9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2" office:value-type="float" office:value="2000" calcext:value-type="float">
            <text:p>2.000</text:p>
          </table:table-cell>
          <table:table-cell table:style-name="ce7" table:formula="of:=[.$B$16]*[.$C$16]*1" office:value-type="float" office:value="1000" calcext:value-type="float">
            <text:p>1.000</text:p>
          </table:table-cell>
          <table:table-cell/>
          <table:table-cell table:style-name="ce18" table:formula="of:=SUM([.D16:.I16])" office:value-type="float" office:value="11000" calcext:value-type="float">
            <text:p>11.000</text:p>
          </table:table-cell>
          <table:table-cell table:style-name="ce23"/>
        </table:table-row>
        <table:table-row table:style-name="ro1">
          <table:table-cell office:value-type="string" calcext:value-type="string">
            <text:p>Konferenz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style-name="ce9" table:formula="of:=[.$B$17]*[.$C$17]*0" office:value-type="float" office:value="0" calcext:value-type="float">
            <text:p>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1" office:value-type="float" office:value="1500" calcext:value-type="float">
            <text:p>1.500</text:p>
          </table:table-cell>
          <table:table-cell table:style-name="ce7" table:formula="of:=[.$B$17]*[.$C$17]*0" office:value-type="float" office:value="0" calcext:value-type="float">
            <text:p>0</text:p>
          </table:table-cell>
          <table:table-cell/>
          <table:table-cell table:style-name="ce18" table:formula="of:=SUM([.D17:.I17])" office:value-type="float" office:value="6000" calcext:value-type="float">
            <text:p>6.000</text:p>
          </table:table-cell>
          <table:table-cell table:style-name="ce23"/>
        </table:table-row>
        <table:table-row table:style-name="ro1">
          <table:table-cell office:value-type="string" calcext:value-type="string">
            <text:p>Öffentl. Workshops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9" table:formula="of:=[.$B$18]*[.$C$18]*0" office:value-type="float" office:value="0" calcext:value-type="float">
            <text:p>0</text:p>
          </table:table-cell>
          <table:table-cell table:style-name="ce7" table:formula="of:=[.$B$18]*[.$C$18]*0" office:value-type="float" office:value="0" calcext:value-type="float">
            <text:p>0</text:p>
          </table:table-cell>
          <table:table-cell table:style-name="ce7" table:formula="of:=[.$B$18]*[.$C$18]*1" office:value-type="float" office:value="1000" calcext:value-type="float">
            <text:p>1.000</text:p>
          </table:table-cell>
          <table:table-cell table:style-name="ce7" table:formula="of:=[.$B$18]*[.$C$18]*1" office:value-type="float" office:value="1000" calcext:value-type="float">
            <text:p>1.000</text:p>
          </table:table-cell>
          <table:table-cell table:style-name="ce7" table:formula="of:=[.$B$18]*[.$C$18]*1" office:value-type="float" office:value="1000" calcext:value-type="float">
            <text:p>1.000</text:p>
          </table:table-cell>
          <table:table-cell table:style-name="ce7" table:formula="of:=[.$B$18]*[.$C$18]*0" office:value-type="float" office:value="0" calcext:value-type="float">
            <text:p>0</text:p>
          </table:table-cell>
          <table:table-cell/>
          <table:table-cell table:style-name="ce18" table:formula="of:=SUM([.D18:.I18])" office:value-type="float" office:value="3000" calcext:value-type="float">
            <text:p>3.000</text:p>
          </table:table-cell>
          <table:table-cell table:style-name="ce23" office:value-type="string" calcext:value-type="string">
            <text:p>Reisemittel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8"/>
          <table:table-cell table:style-name="ce24" table:formula="of:=SUM([.K16:.K18])" office:value-type="float" office:value="20000" calcext:value-type="float">
            <text:p>20.000</text:p>
          </table:table-cell>
        </table:table-row>
        <table:table-row table:style-name="ro1">
          <table:table-cell table:style-name="ce3" office:value-type="string" calcext:value-type="string">
            <text:p>Sachmittel</text:p>
          </table:table-cell>
          <table:table-cell table:number-columns-repeated="2"/>
          <table:table-cell table:style-name="ce9"/>
          <table:table-cell table:style-name="ce7" table:number-columns-repeated="5"/>
          <table:table-cell/>
          <table:table-cell table:style-name="ce18"/>
          <table:table-cell table:style-name="ce23"/>
        </table:table-row>
        <table:table-row table:style-name="ro1">
          <table:table-cell table:style-name="ce4" office:value-type="string" calcext:value-type="string">
            <text:p>Computer + Sonstiges</text:p>
          </table:table-cell>
          <table:table-cell table:number-columns-repeated="2"/>
          <table:table-cell table:style-name="ce9" office:value-type="float" office:value="5000" calcext:value-type="float">
            <text:p>5.000</text:p>
          </table:table-cell>
          <table:table-cell table:number-columns-repeated="4" table:style-name="ce7" office:value-type="float" office:value="1000" calcext:value-type="float">
            <text:p>1.000</text:p>
          </table:table-cell>
          <table:table-cell table:style-name="ce7" office:value-type="float" office:value="2000" calcext:value-type="float">
            <text:p>2.000</text:p>
          </table:table-cell>
          <table:table-cell/>
          <table:table-cell table:style-name="ce18" table:formula="of:=SUM([.D21:.I21])" office:value-type="float" office:value="11000" calcext:value-type="float">
            <text:p>11.000</text:p>
          </table:table-cell>
          <table:table-cell table:style-name="ce23"/>
        </table:table-row>
        <table:table-row table:style-name="ro1">
          <table:table-cell table:style-name="ce4" office:value-type="string" calcext:value-type="string">
            <text:p>Open Access Veröffentlichungen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number-columns-repeated="4" table:style-name="ce7" office:value-type="float" office:value="2000" calcext:value-type="float">
            <text:p>2.000</text:p>
          </table:table-cell>
          <table:table-cell table:style-name="ce7" office:value-type="float" office:value="3000" calcext:value-type="float">
            <text:p>3.000</text:p>
          </table:table-cell>
          <table:table-cell/>
          <table:table-cell table:style-name="ce18" table:formula="of:=SUM([.D22:.I22])" office:value-type="float" office:value="11000" calcext:value-type="float">
            <text:p>11.000</text:p>
          </table:table-cell>
          <table:table-cell table:style-name="ce23" office:value-type="string" calcext:value-type="string">
            <text:p>Sachmittel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7" table:number-columns-repeated="5"/>
          <table:table-cell/>
          <table:table-cell table:style-name="ce18"/>
          <table:table-cell table:style-name="ce24" table:formula="of:=SUM([.K21:.K22])" office:value-type="float" office:value="22000" calcext:value-type="float">
            <text:p>22.000</text:p>
          </table:table-cell>
        </table:table-row>
        <table:table-row table:style-name="ro1">
          <table:table-cell table:style-name="ce3" office:value-type="string" calcext:value-type="string">
            <text:p>Weiterbildung</text:p>
          </table:table-cell>
          <table:table-cell table:number-columns-repeated="2"/>
          <table:table-cell table:style-name="ce9"/>
          <table:table-cell table:style-name="ce7" table:number-columns-repeated="5"/>
          <table:table-cell/>
          <table:table-cell table:style-name="ce18"/>
          <table:table-cell table:style-name="ce23"/>
        </table:table-row>
        <table:table-row table:style-name="ro1">
          <table:table-cell office:value-type="string" calcext:value-type="string">
            <text:p>Kursgebühren, Summer Schools</text:p>
          </table:table-cell>
          <table:table-cell table:number-columns-repeated="2"/>
          <table:table-cell table:style-name="ce9" office:value-type="float" office:value="1000" calcext:value-type="float">
            <text:p>1.000</text:p>
          </table:table-cell>
          <table:table-cell table:number-columns-repeated="4" table:style-name="ce7" office:value-type="float" office:value="4000" calcext:value-type="float">
            <text:p>4.000</text:p>
          </table:table-cell>
          <table:table-cell table:style-name="ce7" office:value-type="float" office:value="1000" calcext:value-type="float">
            <text:p>1.000</text:p>
          </table:table-cell>
          <table:table-cell/>
          <table:table-cell table:style-name="ce18" table:formula="of:=SUM([.D25:.I25])" office:value-type="float" office:value="18000" calcext:value-type="float">
            <text:p>18.000</text:p>
          </table:table-cell>
          <table:table-cell table:style-name="ce23" office:value-type="string" calcext:value-type="string">
            <text:p>Weiterbildung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9"/>
          <table:table-cell table:style-name="ce24" table:formula="of:=SUM([.K25])" office:value-type="float" office:value="18000" calcext:value-type="float">
            <text:p>18.000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9"/>
          <table:table-cell table:style-name="ce23"/>
        </table:table-row>
        <table:table-row table:style-name="ro1">
          <table:table-cell table:number-columns-repeated="3"/>
          <table:table-cell table:style-name="ce9"/>
          <table:table-cell table:style-name="ce7" table:number-columns-repeated="5"/>
          <table:table-cell/>
          <table:table-cell table:style-name="ce19"/>
          <table:table-cell table:style-name="ce23" office:value-type="string" calcext:value-type="string">
            <text:p>Gesamtausgaben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SUMME pro JAHR</text:p>
          </table:table-cell>
          <table:table-cell table:style-name="ce11" table:formula="of:=SUM([.D10:.D25])" office:value-type="float" office:value="121899.932969728" calcext:value-type="float">
            <text:p>121.900</text:p>
          </table:table-cell>
          <table:table-cell table:style-name="ce14" table:formula="of:=SUM([.E10:.E25])" office:value-type="float" office:value="185335.511416986" calcext:value-type="float">
            <text:p>185.336</text:p>
          </table:table-cell>
          <table:table-cell table:style-name="ce14" table:formula="of:=SUM([.F10:.F25])" office:value-type="float" office:value="190414.10033029" calcext:value-type="float">
            <text:p>190.414</text:p>
          </table:table-cell>
          <table:table-cell table:style-name="ce14" table:formula="of:=SUM([.G10:.G25])" office:value-type="float" office:value="194587.835174698" calcext:value-type="float">
            <text:p>194.588</text:p>
          </table:table-cell>
          <table:table-cell table:style-name="ce14" table:formula="of:=SUM([.H10:.H25])" office:value-type="float" office:value="198858.935528696" calcext:value-type="float">
            <text:p>198.859</text:p>
          </table:table-cell>
          <table:table-cell table:style-name="ce14" table:formula="of:=SUM([.I10:.I25])" office:value-type="float" office:value="70909.8909164759" calcext:value-type="float">
            <text:p>70.910</text:p>
          </table:table-cell>
          <table:table-cell table:style-name="ce16" table:number-columns-repeated="2"/>
          <table:table-cell table:style-name="ce26" table:formula="of:=SUM([.K10:.K25])" office:value-type="float" office:value="962006.206336875" calcext:value-type="float">
            <text:p>962.006</text:p>
          </table:table-cell>
        </table:table-row>
        <table:table-row table:style-name="ro1" table:number-rows-repeated="4">
          <table:table-cell table:number-columns-repeated="10"/>
          <table:table-cell table:style-name="ce19"/>
          <table:table-cell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esamtkosten" table:style-name="ta1">
        <table:table-column table:style-name="co8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30" office:value-type="string" calcext:value-type="string">
            <text:p>Gesamtkosten für alle fünf Jahre pro Institut/Abteilung und Kostenkategori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1" office:value-type="string" calcext:value-type="string">
            <text:p>EUF_EUM</text:p>
          </table:table-cell>
          <table:table-cell table:style-name="ce31" office:value-type="string" calcext:value-type="string">
            <text:p>EUF_NEC</text:p>
          </table:table-cell>
          <table:table-cell table:style-name="ce31" office:value-type="string" calcext:value-type="string">
            <text:p>Wuppertal_Institut</text:p>
          </table:table-cell>
          <table:table-cell table:style-name="ce31" office:value-type="string" calcext:value-type="string">
            <text:p>Summe</text:p>
          </table:table-cell>
          <table:table-cell/>
        </table:table-row>
        <table:table-row table:style-name="ro1">
          <table:table-cell/>
          <table:table-cell table:style-name="ce3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ersonalmittel</text:p>
          </table:table-cell>
          <table:table-cell table:style-name="ce7" table:formula="of:=SUM([EUF_EUM.L14])" office:value-type="float" office:value="678640.392898912" calcext:value-type="float">
            <text:p>678.640</text:p>
          </table:table-cell>
          <table:table-cell table:style-name="ce7" table:formula="of:=[EUF_NEC.L14]" office:value-type="float" office:value="544043.819907799" calcext:value-type="float">
            <text:p>544.044</text:p>
          </table:table-cell>
          <table:table-cell table:style-name="ce29" table:formula="of:=[Wuppertal_Institut.L14]" office:value-type="float" office:value="902006.206336875" calcext:value-type="float">
            <text:p>902.006</text:p>
          </table:table-cell>
          <table:table-cell table:style-name="ce18" table:formula="of:=SUM([.B5:.D5])" office:value-type="float" office:value="2124690.41914359" calcext:value-type="float">
            <text:p>2.124.690</text:p>
          </table:table-cell>
          <table:table-cell/>
        </table:table-row>
        <table:table-row table:style-name="ro1">
          <table:table-cell office:value-type="string" calcext:value-type="string">
            <text:p>Reisemittel</text:p>
          </table:table-cell>
          <table:table-cell table:style-name="ce7" table:formula="of:=[EUF_EUM.L19]" office:value-type="float" office:value="20000" calcext:value-type="float">
            <text:p>20.000</text:p>
          </table:table-cell>
          <table:table-cell table:style-name="ce7" table:formula="of:=[EUF_NEC.L19]" office:value-type="float" office:value="20000" calcext:value-type="float">
            <text:p>20.000</text:p>
          </table:table-cell>
          <table:table-cell table:style-name="ce29" table:formula="of:=[Wuppertal_Institut.L19]" office:value-type="float" office:value="20000" calcext:value-type="float">
            <text:p>20.000</text:p>
          </table:table-cell>
          <table:table-cell table:style-name="ce18" table:formula="of:=SUM([.B6:.D6])" office:value-type="float" office:value="60000" calcext:value-type="float">
            <text:p>60.000</text:p>
          </table:table-cell>
          <table:table-cell/>
        </table:table-row>
        <table:table-row table:style-name="ro1">
          <table:table-cell office:value-type="string" calcext:value-type="string">
            <text:p>Sachmittel</text:p>
          </table:table-cell>
          <table:table-cell table:style-name="ce7" table:formula="of:=[EUF_EUM.L23]" office:value-type="float" office:value="22000" calcext:value-type="float">
            <text:p>22.000</text:p>
          </table:table-cell>
          <table:table-cell table:style-name="ce7" table:formula="of:=[EUF_NEC.L23]" office:value-type="float" office:value="22000" calcext:value-type="float">
            <text:p>22.000</text:p>
          </table:table-cell>
          <table:table-cell table:style-name="ce29" table:formula="of:=[Wuppertal_Institut.L23]" office:value-type="float" office:value="22000" calcext:value-type="float">
            <text:p>22.000</text:p>
          </table:table-cell>
          <table:table-cell table:style-name="ce18" table:formula="of:=SUM([.B7:.D7])" office:value-type="float" office:value="66000" calcext:value-type="float">
            <text:p>66.000</text:p>
          </table:table-cell>
          <table:table-cell/>
        </table:table-row>
        <table:table-row table:style-name="ro1">
          <table:table-cell office:value-type="string" calcext:value-type="string">
            <text:p>Weiterbildung</text:p>
          </table:table-cell>
          <table:table-cell table:style-name="ce7" table:formula="of:=[EUF_EUM.L26]" office:value-type="float" office:value="18000" calcext:value-type="float">
            <text:p>18.000</text:p>
          </table:table-cell>
          <table:table-cell table:style-name="ce7" table:formula="of:=[EUF_NEC.L26]" office:value-type="float" office:value="18000" calcext:value-type="float">
            <text:p>18.000</text:p>
          </table:table-cell>
          <table:table-cell table:style-name="ce29" table:formula="of:=[Wuppertal_Institut.L26]" office:value-type="float" office:value="18000" calcext:value-type="float">
            <text:p>18.000</text:p>
          </table:table-cell>
          <table:table-cell table:style-name="ce18" table:formula="of:=SUM([.B8:.D8])" office:value-type="float" office:value="54000" calcext:value-type="float">
            <text:p>54.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ME</text:p>
          </table:table-cell>
          <table:table-cell table:style-name="ce18" table:formula="of:=SUM([.B5:.B8])" office:value-type="float" office:value="738640.392898912" calcext:value-type="float">
            <text:p>738.640</text:p>
          </table:table-cell>
          <table:table-cell table:style-name="ce18" table:formula="of:=SUM([.C5:.C8])" office:value-type="float" office:value="604043.819907799" calcext:value-type="float">
            <text:p>604.044</text:p>
          </table:table-cell>
          <table:table-cell table:style-name="ce18" table:formula="of:=SUM([.D5:.D8])" office:value-type="float" office:value="962006.206336875" calcext:value-type="float">
            <text:p>962.006</text:p>
          </table:table-cell>
          <table:table-cell table:style-name="ce36" table:formula="of:=SUM([.E5:.E8])" office:value-type="float" office:value="2304690.41914359" calcext:value-type="float">
            <text:p>2.304.690</text:p>
          </table:table-cell>
          <table:table-cell/>
        </table:table-row>
        <table:table-row table:style-name="ro1">
          <table:table-cell/>
          <table:table-cell table:style-name="ce32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0" office:value-type="string" calcext:value-type="string">
            <text:p>Gesamtkosten und Zuwendung pro Jahr und Institution</text:p>
          </table:table-cell>
          <table:table-cell table:style-name="ce1"/>
          <table:table-cell/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/>
          <table:table-cell table:style-name="ce30"/>
          <table:table-cell table:style-name="ce34" office:value-type="string" calcext:value-type="string">
            <text:p>EUF</text:p>
          </table:table-cell>
          <table:table-cell table:style-name="ce31" office:value-type="string" calcext:value-type="string">
            <text:p>Wuppertal_Institu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34" office:value-type="string" calcext:value-type="string">
            <text:p>Förderquote:</text:p>
          </table:table-cell>
          <table:table-cell table:style-name="ce35" office:value-type="percentage" office:value="1" calcext:value-type="percentage">
            <text:p>100%</text:p>
          </table:table-cell>
          <table:table-cell table:style-name="ce37" office:value-type="percentage" office:value="0.9" calcext:value-type="percentage">
            <text:p>90%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30"/>
          <table:table-cell table:style-name="ce1"/>
          <table:table-cell table:number-columns-repeated="2"/>
        </table:table-row>
        <table:table-row table:style-name="ro1">
          <table:table-cell table:style-name="ce30"/>
          <table:table-cell table:style-name="ce33" office:value-type="string" calcext:value-type="string" table:number-columns-spanned="2" table:number-rows-spanned="1">
            <text:p>Kosten</text:p>
          </table:table-cell>
          <table:covered-table-cell/>
          <table:table-cell table:style-name="ce33" office:value-type="string" calcext:value-type="string" table:number-columns-spanned="3" table:number-rows-spanned="1">
            <text:p>Zuwendung</text:p>
          </table:table-cell>
          <table:covered-table-cell table:number-columns-repeated="2"/>
        </table:table-row>
        <table:table-row table:style-name="ro1">
          <table:table-cell table:style-name="ce30"/>
          <table:table-cell table:style-name="ce33"/>
          <table:table-cell/>
          <table:table-cell table:style-name="ce33"/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EUF</text:p>
          </table:table-cell>
          <table:table-cell table:style-name="ce31" office:value-type="string" calcext:value-type="string">
            <text:p>Wuppertal_Institut</text:p>
          </table:table-cell>
          <table:table-cell table:style-name="ce31" office:value-type="string" calcext:value-type="string">
            <text:p>EUF</text:p>
          </table:table-cell>
          <table:table-cell table:style-name="ce31" office:value-type="string" calcext:value-type="string">
            <text:p>Wuppertal_Institut</text:p>
          </table:table-cell>
          <table:table-cell table:style-name="ce31" office:value-type="string" calcext:value-type="string">
            <text:p>Summe</text:p>
          </table:table-cell>
        </table:table-row>
        <table:table-row table:style-name="ro1">
          <table:table-cell/>
          <table:table-cell table:style-name="ce31" table:number-columns-repeated="3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" table:formula="of:=SUM([EUF_EUM.D29];[EUF_NEC.D29])" office:value-type="float" office:value="170393.228010471" calcext:value-type="float">
            <text:p>170.393</text:p>
          </table:table-cell>
          <table:table-cell table:style-name="ce29" table:formula="of:=[Wuppertal_Institut.D29]" office:value-type="float" office:value="121899.932969728" calcext:value-type="float">
            <text:p>121.900</text:p>
          </table:table-cell>
          <table:table-cell table:style-name="ce7" table:formula="of:=[.B21]*[.$D$15]" office:value-type="float" office:value="170393.228010471" calcext:value-type="float">
            <text:p>170.393</text:p>
          </table:table-cell>
          <table:table-cell table:style-name="ce7" table:formula="of:=[.C21]*[.$E$15]" office:value-type="float" office:value="109709.939672756" calcext:value-type="float">
            <text:p>109.710</text:p>
          </table:table-cell>
          <table:table-cell table:style-name="ce18" table:formula="of:=SUM([.D21:.E21])" office:value-type="float" office:value="280103.167683227" calcext:value-type="float">
            <text:p>280.10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7" table:formula="of:=SUM([EUF_EUM.E29];[EUF_NEC.E29])" office:value-type="float" office:value="257992.404426649" calcext:value-type="float">
            <text:p>257.992</text:p>
          </table:table-cell>
          <table:table-cell table:style-name="ce29" table:formula="of:=[Wuppertal_Institut.E29]" office:value-type="float" office:value="185335.511416986" calcext:value-type="float">
            <text:p>185.336</text:p>
          </table:table-cell>
          <table:table-cell table:style-name="ce7" table:formula="of:=[.B22]*[.$D$15]" office:value-type="float" office:value="257992.404426649" calcext:value-type="float">
            <text:p>257.992</text:p>
          </table:table-cell>
          <table:table-cell table:style-name="ce7" table:formula="of:=[.C22]*[.$E$15]" office:value-type="float" office:value="166801.960275287" calcext:value-type="float">
            <text:p>166.802</text:p>
          </table:table-cell>
          <table:table-cell table:style-name="ce18" table:formula="of:=SUM([.D22:.E22])" office:value-type="float" office:value="424794.364701936" calcext:value-type="float">
            <text:p>424.79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7" table:formula="of:=SUM([EUF_EUM.F29];[EUF_NEC.F29])" office:value-type="float" office:value="265520.998620117" calcext:value-type="float">
            <text:p>265.521</text:p>
          </table:table-cell>
          <table:table-cell table:style-name="ce29" table:formula="of:=[Wuppertal_Institut.F29]" office:value-type="float" office:value="190414.10033029" calcext:value-type="float">
            <text:p>190.414</text:p>
          </table:table-cell>
          <table:table-cell table:style-name="ce7" table:formula="of:=[.B23]*[.$D$15]" office:value-type="float" office:value="265520.998620117" calcext:value-type="float">
            <text:p>265.521</text:p>
          </table:table-cell>
          <table:table-cell table:style-name="ce7" table:formula="of:=[.C23]*[.$E$15]" office:value-type="float" office:value="171372.690297261" calcext:value-type="float">
            <text:p>171.373</text:p>
          </table:table-cell>
          <table:table-cell table:style-name="ce18" table:formula="of:=SUM([.D23:.E23])" office:value-type="float" office:value="436893.688917378" calcext:value-type="float">
            <text:p>436.89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7" table:formula="of:=SUM([EUF_EUM.G29];[EUF_NEC.G29])" office:value-type="float" office:value="271178.56468435" calcext:value-type="float">
            <text:p>271.179</text:p>
          </table:table-cell>
          <table:table-cell table:style-name="ce29" table:formula="of:=[Wuppertal_Institut.G29]" office:value-type="float" office:value="194587.835174698" calcext:value-type="float">
            <text:p>194.588</text:p>
          </table:table-cell>
          <table:table-cell table:style-name="ce7" table:formula="of:=[.B24]*[.$D$15]" office:value-type="float" office:value="271178.56468435" calcext:value-type="float">
            <text:p>271.179</text:p>
          </table:table-cell>
          <table:table-cell table:style-name="ce7" table:formula="of:=[.C24]*[.$E$15]" office:value-type="float" office:value="175129.051657229" calcext:value-type="float">
            <text:p>175.129</text:p>
          </table:table-cell>
          <table:table-cell table:style-name="ce18" table:formula="of:=SUM([.D24:.E24])" office:value-type="float" office:value="446307.616341578" calcext:value-type="float">
            <text:p>446.30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7" table:formula="of:=SUM([EUF_EUM.H29];[EUF_NEC.H29])" office:value-type="float" office:value="276968.111294404" calcext:value-type="float">
            <text:p>276.968</text:p>
          </table:table-cell>
          <table:table-cell table:style-name="ce29" table:formula="of:=[Wuppertal_Institut.H29]" office:value-type="float" office:value="198858.935528696" calcext:value-type="float">
            <text:p>198.859</text:p>
          </table:table-cell>
          <table:table-cell table:style-name="ce7" table:formula="of:=[.B25]*[.$D$15]" office:value-type="float" office:value="276968.111294404" calcext:value-type="float">
            <text:p>276.968</text:p>
          </table:table-cell>
          <table:table-cell table:style-name="ce7" table:formula="of:=[.C25]*[.$E$15]" office:value-type="float" office:value="178973.041975826" calcext:value-type="float">
            <text:p>178.973</text:p>
          </table:table-cell>
          <table:table-cell table:style-name="ce18" table:formula="of:=SUM([.D25:.E25])" office:value-type="float" office:value="455941.153270231" calcext:value-type="float">
            <text:p>455.94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7" table:formula="of:=SUM([EUF_EUM.I29];[EUF_NEC.I29])" office:value-type="float" office:value="100630.90577072" calcext:value-type="float">
            <text:p>100.631</text:p>
          </table:table-cell>
          <table:table-cell table:style-name="ce29" table:formula="of:=[Wuppertal_Institut.I29]" office:value-type="float" office:value="70909.8909164759" calcext:value-type="float">
            <text:p>70.910</text:p>
          </table:table-cell>
          <table:table-cell table:style-name="ce7" table:formula="of:=[.B26]*[.$D$15]" office:value-type="float" office:value="100630.90577072" calcext:value-type="float">
            <text:p>100.631</text:p>
          </table:table-cell>
          <table:table-cell table:style-name="ce7" table:formula="of:=[.C26]*[.$E$15]" office:value-type="float" office:value="63818.9018248283" calcext:value-type="float">
            <text:p>63.819</text:p>
          </table:table-cell>
          <table:table-cell table:style-name="ce18" table:formula="of:=SUM([.D26:.E26])" office:value-type="float" office:value="164449.807595548" calcext:value-type="float">
            <text:p>164.450</text:p>
          </table:table-cell>
        </table:table-row>
        <table:table-row table:style-name="ro1">
          <table:table-cell/>
          <table:table-cell table:style-name="ce7" table:number-columns-repeated="5"/>
        </table:table-row>
        <table:table-row table:style-name="ro1">
          <table:table-cell/>
          <table:table-cell table:style-name="ce7" table:number-columns-repeated="2"/>
          <table:table-cell table:style-name="ce18" table:formula="of:=SUM([.D21:.D26])" office:value-type="float" office:value="1342684.21280671" calcext:value-type="float">
            <text:p>1.342.684</text:p>
          </table:table-cell>
          <table:table-cell table:style-name="ce18" table:formula="of:=SUM([.E21:.E26])" office:value-type="float" office:value="865805.585703188" calcext:value-type="float">
            <text:p>865.806</text:p>
          </table:table-cell>
          <table:table-cell table:style-name="ce36" table:formula="of:=SUM([.D28:.E28])" office:value-type="float" office:value="2208489.7985099" calcext:value-type="float">
            <text:p>2.208.490</text:p>
          </table:table-cell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number number:decimal-places="0" loext:min-decimal-places="0" number:min-integer-digits="1" number:grouping="true"/>
      <number:text> €</number:text>
    </number:number-style>
    <number:number-style style:name="N114">
      <number:number number:decimal-places="2" loext:min-decimal-places="2" number:min-integer-digits="1" number:grouping="true"/>
      <number:text> €</number:text>
    </number:number-style>
    <number:currency-style style:name="N118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8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.00.0000</text:date>, <text:time style:data-style-name="N2" text:time-value="18:45:34.315848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2:06:13.663173240</meta:creation-date>
    <dc:date>2018-04-11T21:46:49.090475600</dc:date>
    <meta:editing-duration>PT7H23M14S</meta:editing-duration>
    <meta:editing-cycles>17</meta:editing-cycles>
    <meta:generator>LibreOffice/5.1.6.2$Linux_X86_64 LibreOffice_project/10m0$Build-2</meta:generator>
    <meta:print-date>2015-04-26T13:12:15.776751797</meta:print-date>
    <meta:document-statistic meta:table-count="4" meta:cell-count="553" meta:object-count="0"/>
  </office:meta>
</office:document-meta>
</file>